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" svg:font-family="Time"/>
    <style:font-face style:name="Verdana" svg:font-family="Verdan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12.7cm"/>
    </style:style>
    <style:style style:name="Tabel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2" style:family="table-row">
      <style:table-row-properties style:min-row-height="1.312cm"/>
    </style:style>
    <style:style style:name="Tabel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2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ella1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3" style:family="table-cell">
      <style:table-cell-properties style:vertical-align="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Verdana" fo:font-size="16pt" fo:font-weight="bold" officeooo:rsid="00146508" officeooo:paragraph-rsid="00146508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Verdana" fo:font-size="16pt" fo:font-weight="bold" officeooo:rsid="00150601" officeooo:paragraph-rsid="0015060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italic" fo:text-shadow="none" style:text-underline-style="none" fo:font-weight="normal" officeooo:rsid="00146508" officeooo:paragraph-rsid="00167ee4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italic" fo:text-shadow="none" style:text-underline-style="none" fo:font-weight="normal" officeooo:rsid="00146508" officeooo:paragraph-rsid="00167ee4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5" style:family="paragraph" style:parent-style-name="Standard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italic" fo:text-shadow="none" style:text-underline-style="none" fo:font-weight="normal" officeooo:rsid="00150601" officeooo:paragraph-rsid="00167ee4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6" style:family="paragraph" style:parent-style-name="Standard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officeooo:rsid="00150601" officeooo:paragraph-rsid="00167ee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officeooo:rsid="00146508" officeooo:paragraph-rsid="0014650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officeooo:rsid="00167ee4" officeooo:paragraph-rsid="00167ee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officeooo:rsid="00190a8c" officeooo:paragraph-rsid="00190a8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officeooo:rsid="00150601" officeooo:paragraph-rsid="00167ee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italic" fo:text-shadow="none" style:text-underline-style="none" fo:font-weight="normal" officeooo:rsid="00190a8c" officeooo:paragraph-rsid="00190a8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italic" fo:text-shadow="none" style:text-underline-style="none" fo:font-weight="normal" officeooo:rsid="00146508" officeooo:paragraph-rsid="00167ee4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italic" fo:text-shadow="none" style:text-underline-style="none" fo:font-weight="normal" officeooo:rsid="00146508" officeooo:paragraph-rsid="00146508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4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italic" fo:text-shadow="none" style:text-underline-style="none" fo:font-weight="normal" officeooo:rsid="00146508" officeooo:paragraph-rsid="00167ee4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5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italic" fo:text-shadow="none" style:text-underline-style="none" fo:font-weight="normal" officeooo:rsid="00146508" officeooo:paragraph-rsid="001a5eab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6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italic" fo:text-shadow="none" style:text-underline-style="none" fo:font-weight="normal" officeooo:rsid="00146508" officeooo:paragraph-rsid="00167ee4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italic" fo:text-shadow="none" style:text-underline-style="none" fo:font-weight="normal" officeooo:rsid="00150601" officeooo:paragraph-rsid="00150601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italic" fo:text-shadow="none" style:text-underline-style="none" fo:font-weight="normal" officeooo:rsid="00150601" officeooo:paragraph-rsid="00167ee4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9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italic" fo:text-shadow="none" style:text-underline-style="none" fo:font-weight="normal" officeooo:rsid="00150601" officeooo:paragraph-rsid="00167ee4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0601" style:font-style-asian="normal" style:font-style-complex="normal"/>
    </style:style>
    <style:style style:name="T4" style:family="text">
      <style:text-properties fo:font-style="normal" officeooo:rsid="00167ee4" style:font-style-asian="normal" style:font-style-complex="normal"/>
    </style:style>
    <style:style style:name="T5" style:family="text">
      <style:text-properties fo:font-style="normal" officeooo:rsid="001a5eab" style:font-style-asian="normal" style:font-style-complex="normal"/>
    </style:style>
    <style:style style:name="T6" style:family="text">
      <style:text-properties style:font-name="arial" fo:font-style="normal" style:font-style-asian="normal" style:font-style-complex="normal"/>
    </style:style>
    <style:style style:name="T7" style:family="text">
      <style:text-properties style:font-name="arial" fo:font-style="normal" officeooo:rsid="00150601" style:font-style-asian="normal" style:font-style-complex="normal"/>
    </style:style>
    <style:style style:name="T8" style:family="text">
      <style:text-properties officeooo:rsid="0016b0b9"/>
    </style:style>
    <style:style style:name="T9" style:family="text">
      <style:text-properties officeooo:rsid="00190a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14cm" fo:text-indent="-0.635cm" fo:margin-left="2.21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9cm" fo:text-indent="-0.635cm" fo:margin-left="2.84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cm" fo:text-indent="-0.635cm" fo:margin-left="3.4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9cm" fo:text-indent="-0.635cm" fo:margin-left="4.11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54cm" fo:text-indent="-0.635cm" fo:margin-left="4.75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9cm" fo:text-indent="-0.635cm" fo:margin-left="5.3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24cm" fo:text-indent="-0.635cm" fo:margin-left="6.02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9cm" fo:text-indent="-0.635cm" fo:margin-left="6.65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94cm" fo:text-indent="-0.635cm" fo:margin-left="7.29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29cm" fo:text-indent="-0.635cm" fo:margin-left="7.929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1- Use Case</text:p>
      <text:p text:style-name="P1"/>
      <text:p text:style-name="P1">2.1.1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><text:span text:style-name="T1">Use case name: <text:s/></text:span><text:s text:c="10"/></text:p>
          </table:table-cell>
          <table:table-cell table:style-name="Tabella1.B1" office:value-type="string">
            <text:p text:style-name="P8">Acquisto</text:p>
          </table:table-cell>
        </table:table-row>
        <table:table-row table:style-name="Tabella1.2">
          <table:table-cell table:style-name="Tabella1.A2" office:value-type="string">
            <text:p text:style-name="P11">Partecipating</text:p>
            <text:p text:style-name="P11">Actor</text:p>
          </table:table-cell>
          <table:table-cell table:style-name="Tabella1.B2" office:value-type="string">
            <text:p text:style-name="P3"><text:span text:style-name="T2">Cliente interagisce con</text:span></text:p>
            <text:p text:style-name="P12"><text:span text:style-name="T2"><text:s text:c="37"/></text:span><text:span text:style-name="T3">Carrello</text:span></text:p>
          </table:table-cell>
        </table:table-row>
        <table:table-row>
          <table:table-cell table:style-name="Tabella1.A3" office:value-type="string">
            <text:p text:style-name="P12"><text:span text:style-name="T9">Flows of events:</text:span> <text:s text:c="12"/></text:p>
            <text:p text:style-name="P13"/>
          </table:table-cell>
          <table:table-cell table:style-name="Tabella1.B3" office:value-type="string">
            <text:list xml:id="list4013643838" text:style-name="L1">
              <text:list-item>
                <text:p text:style-name="P4"><text:s text:c="2"/><text:span text:style-name="T2">Il Cliente aggiunge i prodotti </text:span><text:span text:style-name="T3">nel carrello</text:span></text:p>
              </text:list-item>
              <text:list-item>
                <text:p text:style-name="P14"><text:span text:style-name="T3"><text:s text:c="2"/>Il Carrello mostra al Cliente i prodotti <text:s text:c="2"/>che ha <text:s text:c="3"/>inserito</text:span></text:p>
              </text:list-item>
              <text:list-item>
                <text:p text:style-name="P14"><text:span text:style-name="T3"><text:s/>Il Cliente preme il tasto Acquisto.</text:span></text:p>
              </text:list-item>
              <text:list-item>
                <text:p text:style-name="P15"><text:span text:style-name="T3"><text:s/>Il Sistema manda una mail che <text:s text:c="3"/>conferma </text:span><text:span text:style-name="T5">l</text:span><text:span text:style-name="T3">’acquisto</text:span></text:p>
              </text:list-item>
              <text:list-item>
                <text:p text:style-name="P15"><text:span text:style-name="T3"><text:s/>Il Corriere prende in carico l’ordine e si <text:s text:c="4"/>occupa di spedirlo a </text:span><text:span text:style-name="T4">destinazione</text:span></text:p>
              </text:list-item>
              <text:list-item>
                <text:p text:style-name="P15"><text:span text:style-name="T3"><text:s/>Il Cliente riceve il prodotto a casa nel lasso di tempo stabilito</text:span></text:p>
              </text:list-item>
            </text:list>
            <text:list xml:id="list1384835406" text:style-name="L2">
              <text:list-header>
                <text:p text:style-name="P16"/>
              </text:list-header>
            </text:list>
          </table:table-cell>
        </table:table-row>
        <table:table-row>
          <table:table-cell table:style-name="Tabella1.A2" office:value-type="string">
            <text:p text:style-name="P17"><text:span text:style-name="T9">Entry conditions</text:span> <text:s text:c="13"/></text:p>
          </table:table-cell>
          <table:table-cell table:style-name="Tabella1.B2" office:value-type="string">
            <text:list xml:id="list111207714978437" text:continue-numbering="true" text:style-name="L2">
              <text:list-item>
                <text:p text:style-name="P19"><text:span text:style-name="T2">Il Cliente si è autenticato nel sistema</text:span></text:p>
              </text:list-item>
            </text:list>
          </table:table-cell>
        </table:table-row>
        <table:table-row>
          <table:table-cell table:style-name="Tabella1.A2" office:value-type="string">
            <text:p text:style-name="P9">Exit conditions</text:p>
          </table:table-cell>
          <table:table-cell table:style-name="Tabella1.B2" office:value-type="string">
            <text:list xml:id="list2488182696" text:style-name="L3">
              <text:list-item>
                <text:p text:style-name="P6">Il Cliente riceve una mail di conferma di <text:s/>avvenuto acquisto</text:p>
              </text:list-item>
              <text:list-item>
                <text:p text:style-name="P10">Il Cliente riceve il prodotto a casa dal Corriere</text:p>
              </text:list-item>
            </text:list>
          </table:table-cell>
        </table:table-row>
        <table:table-row>
          <table:table-cell table:style-name="Tabella1.A2" office:value-type="string">
            <text:p text:style-name="P11">Quality Requirements</text:p>
            <text:p text:style-name="P18"><text:s/></text:p>
          </table:table-cell>
          <table:table-cell table:style-name="Tabella1.B2" office:value-type="string">
            <text:list xml:id="list163721699" text:style-name="L4">
              <text:list-item>
                <text:p text:style-name="P5"><text:span text:style-name="T2">Il sistema deve mandare una mail di conferma ordine in 30 secondi</text:span></text:p>
              </text:list-item>
              <text:list-item>
                <text:p text:style-name="P5"><text:span text:style-name="T2">I tempi di consegna non devono essere superiori <text:s text:c="2"/>a <text:s text:c="2"/>7 giorni lavorativi</text:span>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" svg:font-family="Time"/>
    <style:font-face style:name="Verdana" svg:font-family="Verdan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0:30:08.511394592</meta:creation-date>
    <dc:date>2018-10-19T11:12:05.584908222</dc:date>
    <meta:editing-duration>PT31M19S</meta:editing-duration>
    <meta:editing-cycles>5</meta:editing-cycles>
    <meta:generator>LibreOffice/6.1.2.1$Linux_X86_64 LibreOffice_project/10$Build-1</meta:generator>
    <meta:document-statistic meta:table-count="1" meta:image-count="0" meta:object-count="0" meta:page-count="1" meta:paragraph-count="25" meta:word-count="141" meta:character-count="881" meta:non-whitespace-character-count="673"/>
  </office:meta>
</office:document-meta>
</file>